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Content.parseXml( String xml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xedContent.linkItems( InventoryDocument inventory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ixedConten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xedContent.validateXml( XmlObject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